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JetBrains Mono1" svg:font-family="'JetBrains Mono', monospace"/>
    <style:font-face style:name="JetBrains Mono" svg:font-family="'JetBrains Mono'" style:font-family-generic="modern"/>
    <style:font-face style:name="Liberation Mono" svg:font-family="'Liberation Mono', 'Courier New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3.38mm"/>
    </style:style>
    <style:style style:name="co2" style:family="table-column">
      <style:table-column-properties fo:break-before="auto" style:column-width="78.42mm"/>
    </style:style>
    <style:style style:name="co3" style:family="table-column">
      <style:table-column-properties fo:break-before="auto" style:column-width="98.57mm"/>
    </style:style>
    <style:style style:name="co4" style:family="table-column">
      <style:table-column-properties fo:break-before="auto" style:column-width="92.04mm"/>
    </style:style>
    <style:style style:name="co5" style:family="table-column">
      <style:table-column-properties fo:break-before="auto" style:column-width="94.49mm"/>
    </style:style>
    <style:style style:name="co6" style:family="table-column">
      <style:table-column-properties fo:break-before="auto" style:column-width="132.34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11.64mm" fo:break-before="auto" style:use-optimal-row-height="false"/>
    </style:style>
    <style:style style:name="ro2" style:family="table-row">
      <style:table-row-properties style:row-height="6.88mm" fo:break-before="auto" style:use-optimal-row-height="true"/>
    </style:style>
    <style:style style:name="ro3" style:family="table-row">
      <style:table-row-properties style:row-height="22.49mm" fo:break-before="auto" style:use-optimal-row-height="false"/>
    </style:style>
    <style:style style:name="ro4" style:family="table-row">
      <style:table-row-properties style:row-height="16.93mm" fo:break-before="auto" style:use-optimal-row-height="false"/>
    </style:style>
    <style:style style:name="ro5" style:family="table-row">
      <style:table-row-properties style:row-height="19.58mm" fo:break-before="auto" style:use-optimal-row-height="true"/>
    </style:style>
    <style:style style:name="ro6" style:family="table-row">
      <style:table-row-properties style:row-height="31.22mm" fo:break-before="auto" style:use-optimal-row-height="true"/>
    </style:style>
    <style:style style:name="ro7" style:family="table-row">
      <style:table-row-properties style:row-height="24.08mm" fo:break-before="auto" style:use-optimal-row-height="true"/>
    </style:style>
    <style:style style:name="ro8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fo:language="none" fo:country="none" style:font-name-asian="DejaVu Sans" style:font-size-asian="12pt" style:language-asian="none" style:country-asian="none" style:font-size-complex="12pt" style:language-complex="none" style:country-complex="none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067d17" style:font-name="JetBrains Mono" fo:font-size="12pt" style:font-name-asian="JetBrains Mono" style:font-size-asian="12pt" style:font-name-complex="JetBrains Mono" style:font-size-complex="12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JetBrains Mono1" fo:font-size="12pt" style:font-name-asian="Liberation Mono" style:font-size-asian="12pt" style:font-name-complex="JetBrains Mono1" style:font-size-complex="12pt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JetBrains Mono" fo:font-size="12pt" style:font-name-asian="JetBrains Mono" style:font-size-asian="16.5pt" style:font-name-complex="JetBrains Mono" style:font-size-complex="16.5pt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JetBrains Mono" fo:font-size="12pt" style:font-name-asian="JetBrains Mono" style:font-size-asian="12pt" style:font-name-complex="JetBrains Mono" style:font-size-complex="12pt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067d17" style:font-name="JetBrains Mono" fo:font-size="10.5pt" style:font-name-asian="JetBrains Mono" style:font-size-asian="10.5pt" style:font-name-complex="JetBrains Mono" style:font-size-complex="10.5pt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JetBrains Mono" fo:font-size="10.5pt" fo:language="none" fo:country="none" style:font-name-asian="JetBrains Mono" style:font-size-asian="10.5pt" style:language-asian="none" style:country-asian="none" style:font-name-complex="JetBrains Mono" style:font-size-complex="10.5pt" style:language-complex="none" style:country-complex="none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style:font-size-asian="12pt" style:font-size-complex="12pt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0.5pt" style:font-size-asian="10.5pt" style:font-size-complex="10.5pt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fo:language="none" fo:country="none" style:font-name-asian="DejaVu Sans" style:font-size-asian="12pt" style:language-asian="none" style:country-asian="none" style:font-size-complex="12pt" style:language-complex="none" style:country-complex="none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style:font-size-asian="12pt" style:font-size-complex="12pt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JetBrains Mono1" fo:font-size="12pt" style:font-name-asian="Liberation Mono" style:font-size-asian="12pt" style:font-name-complex="JetBrains Mono1" style:font-size-complex="12pt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JetBrains Mono" fo:font-size="12pt" style:font-name-asian="JetBrains Mono" style:font-size-asian="16.5pt" style:font-name-complex="JetBrains Mono" style:font-size-complex="16.5pt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JetBrains Mono" fo:font-size="12pt" style:font-name-asian="JetBrains Mono" style:font-size-asian="12pt" style:font-name-complex="JetBrains Mono" style:font-size-complex="12pt"/>
    </style:style>
    <style:style style:name="ce2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067d17" style:font-name="JetBrains Mono" fo:font-size="10.5pt" style:font-name-asian="JetBrains Mono" style:font-size-asian="10.5pt" style:font-name-complex="JetBrains Mono" style:font-size-complex="10.5pt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JetBrains Mono" fo:font-size="10.5pt" fo:language="none" fo:country="none" style:font-name-asian="JetBrains Mono" style:font-size-asian="10.5pt" style:language-asian="none" style:country-asian="none" style:font-name-complex="JetBrains Mono" style:font-size-complex="10.5pt" style:language-complex="none" style:country-complex="none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0.5pt" style:font-size-asian="10.5pt" style:font-size-complex="10.5pt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067d17" style:font-name="JetBrains Mono" fo:font-size="12pt" style:font-name-asian="JetBrains Mono" style:font-size-asian="12pt" style:font-name-complex="JetBrains Mono" style:font-size-complex="12pt"/>
    </style:style>
    <style:style style:name="T2" style:family="text">
      <style:text-properties fo:color="#660099" style:font-size-asian="7.5pt" style:font-size-complex="7.5pt"/>
    </style:style>
    <style:style style:name="T3" style:family="text">
      <style:text-properties fo:color="#080808" style:font-size-asian="7.5pt" style:font-size-complex="7.5pt"/>
    </style:style>
    <style:style style:name="T4" style:family="text">
      <style:text-properties fo:color="#067d17" style:font-size-asian="7.5pt" style:font-size-complex="7.5pt"/>
    </style:style>
    <style:style style:name="T5" style:family="text">
      <style:text-properties fo:color="#ef413d" style:font-name="JetBrains Mono1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normal" style:font-name-complex="Noto Sans CJK S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660099" fo:font-style="normal" fo:font-weight="normal" style:font-name-asian="JetBrains Mono1" style:font-size-asian="16.5pt" style:font-style-asian="normal" style:font-weight-asian="normal" style:font-name-complex="JetBrains Mono1" style:font-size-complex="16.5pt" style:font-style-complex="normal" style:font-weight-complex="normal"/>
    </style:style>
    <style:style style:name="T7" style:family="text">
      <style:text-properties fo:color="#080808" fo:font-style="normal" fo:font-weight="normal" style:font-name-asian="JetBrains Mono1" style:font-size-asian="16.5pt" style:font-style-asian="normal" style:font-weight-asian="normal" style:font-name-complex="JetBrains Mono1" style:font-size-complex="16.5pt" style:font-style-complex="normal" style:font-weight-complex="normal"/>
    </style:style>
    <style:style style:name="T8" style:family="text">
      <style:text-properties fo:color="#067d17" fo:font-style="normal" fo:font-weight="normal" style:font-name-asian="JetBrains Mono1" style:font-size-asian="16.5pt" style:font-style-asian="normal" style:font-weight-asian="normal" style:font-name-complex="JetBrains Mono1" style:font-size-complex="16.5pt" style:font-style-complex="normal" style:font-weight-complex="normal"/>
    </style:style>
    <style:style style:name="T9" style:family="text">
      <style:text-properties fo:color="#ef413d" style:text-outline="false" style:text-line-through-style="none" style:text-line-through-type="none" style:font-name="JetBrains Mono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normal" style:font-name-complex="Noto Sans CJK S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ef413d" style:text-outline="false" style:text-line-through-style="none" style:text-line-through-type="none" style:font-name="JetBrains Mono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color="#ef413d" style:font-name="JetBrains Mono1" fo:font-style="normal" fo:font-weight="normal" style:font-name-asian="JetBrains Mono1" style:font-size-asian="16.5pt" style:font-style-asian="normal" style:font-weight-asian="normal" style:font-name-complex="JetBrains Mono1" style:font-size-complex="16.5pt" style:font-style-complex="normal" style:font-weight-complex="normal"/>
    </style:style>
    <style:style style:name="T12" style:family="text">
      <style:text-properties fo:color="#ef413d" style:font-name="JetBrains Mono1" fo:font-size="12pt" fo:font-style="normal" fo:font-weight="normal" style:font-name-asian="JetBrains Mono1" style:font-size-asian="12pt" style:font-style-asian="normal" style:font-weight-asian="normal" style:font-name-complex="JetBrains Mono1" style:font-size-complex="12pt" style:font-style-complex="normal" style:font-weight-complex="normal"/>
    </style:style>
    <style:style style:name="T30" style:family="text">
      <style:text-properties fo:color="#111111" style:text-outline="false" style:text-line-through-style="none" style:text-line-through-type="none" style:font-name="JetBrains Mono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JetBrains Mono1" style:font-size-asian="12pt" style:language-asian="zh" style:country-asian="CN" style:font-style-asian="normal" style:font-weight-asian="normal" style:font-name-complex="JetBrains Mono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color="#111111" style:text-outline="false" style:text-line-through-style="none" style:text-line-through-type="none" style:font-name="JetBrains Mono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JetBrains Mono1" style:font-size-asian="12pt" style:language-asian="zh" style:country-asian="CN" style:font-style-asian="normal" style:font-weight-asian="normal" style:font-name-complex="JetBrains Mono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color="#111111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normal" style:font-name-complex="Noto Sans CJK S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color="#660099" style:font-name="JetBrains Mono1" fo:font-style="normal" fo:font-weight="normal" style:font-name-asian="JetBrains Mono1" style:font-size-asian="16.5pt" style:font-style-asian="normal" style:font-weight-asian="normal" style:font-name-complex="JetBrains Mono1" style:font-size-complex="16.5pt" style:font-style-complex="normal" style:font-weight-complex="normal"/>
    </style:style>
    <style:style style:name="T14" style:family="text">
      <style:text-properties fo:color="#080808" style:font-name="JetBrains Mono1" fo:font-style="normal" fo:font-weight="normal" style:font-name-asian="JetBrains Mono1" style:font-size-asian="16.5pt" style:font-style-asian="normal" style:font-weight-asian="normal" style:font-name-complex="JetBrains Mono1" style:font-size-complex="16.5pt" style:font-style-complex="normal" style:font-weight-complex="normal"/>
    </style:style>
    <style:style style:name="T15" style:family="text">
      <style:text-properties fo:color="#067d17" style:font-name="JetBrains Mono1" fo:font-style="normal" fo:font-weight="normal" style:font-name-asian="JetBrains Mono1" style:font-size-asian="16.5pt" style:font-style-asian="normal" style:font-weight-asian="normal" style:font-name-complex="JetBrains Mono1" style:font-size-complex="16.5pt" style:font-style-complex="normal" style:font-weight-complex="normal"/>
    </style:style>
    <style:style style:name="T16" style:family="text">
      <style:text-properties fo:color="#ef413d" style:font-name="JetBrains Mono1" fo:font-size="10.5pt" fo:font-style="normal" fo:font-weight="normal" style:font-name-asian="JetBrains Mono1" style:font-size-asian="10.5pt" style:font-style-asian="normal" style:font-weight-asian="normal" style:font-name-complex="JetBrains Mono1" style:font-size-complex="10.5pt" style:font-style-complex="normal" style:font-weight-complex="normal"/>
    </style:style>
    <style:style style:name="T24" style:family="text">
      <style:text-properties fo:color="#ed1c24" style:text-outline="false" style:text-line-through-style="none" style:text-line-through-type="none" style:font-name="Liberation Sans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normal" style:font-name-complex="Noto Sans CJK S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color="#ed1c24" style:text-outline="false" style:text-line-through-style="none" style:text-line-through-type="none" style:font-name="JetBrains Mono1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JetBrains Mono1" style:font-size-asian="16.5pt" style:language-asian="zh" style:country-asian="CN" style:font-style-asian="normal" style:font-weight-asian="normal" style:font-name-complex="JetBrains Mono1" style:font-size-complex="16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color="#ed1c24" style:text-outline="false" style:text-line-through-style="none" style:text-line-through-type="none" style:font-name="JetBrains Mono1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JetBrains Mono1" style:font-size-asian="10.5pt" style:language-asian="zh" style:country-asian="CN" style:font-style-asian="normal" style:font-weight-asian="normal" style:font-name-complex="JetBrains Mono1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color="#ed1c24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normal" style:font-name-complex="Noto Sans CJK S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normal" style:font-name-complex="Noto Sans CJK S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normal" style:font-name-complex="Noto Sans CJK S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color="#000000" style:text-outline="false" style:text-line-through-style="none" style:text-line-through-type="none" style:font-name="JetBrains Mono1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JetBrains Mono1" style:font-size-asian="10.5pt" style:language-asian="zh" style:country-asian="CN" style:font-style-asian="normal" style:font-weight-asian="normal" style:font-name-complex="JetBrains Mono1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color="#000000" style:text-outline="false" style:text-line-through-style="none" style:text-line-through-type="none" style:font-name="JetBrains Mono1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JetBrains Mono1" style:font-size-asian="10.5pt" style:language-asian="zh" style:country-asian="CN" style:font-style-asian="normal" style:font-weight-asian="normal" style:font-name-complex="JetBrains Mono1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color="#000000" style:text-outline="false" style:text-line-through-style="none" style:text-line-through-type="none" style:font-name="JetBrains Mono1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JetBrains Mono1" style:font-size-asian="10.5pt" style:language-asian="zh" style:country-asian="CN" style:font-style-asian="normal" style:font-weight-asian="normal" style:font-name-complex="JetBrains Mono1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normal" style:font-name-complex="Noto Sans CJK S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color="#ef413d" style:text-outline="false" style:text-line-through-style="none" style:text-line-through-type="none" style:font-name="JetBrains Mono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color="#ef413d" style:text-outline="false" style:text-line-through-style="none" style:text-line-through-type="none" style:font-name="JetBrains Mono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JetBrains Mono1" style:font-size-asian="16.5pt" style:language-asian="zh" style:country-asian="CN" style:font-style-asian="normal" style:font-weight-asian="normal" style:font-name-complex="JetBrains Mono1" style:font-size-complex="16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color="#ef413d" style:text-outline="false" style:text-line-through-style="none" style:text-line-through-type="none" style:font-name="JetBrains Mono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JetBrains Mono1" style:font-size-asian="12pt" style:language-asian="zh" style:country-asian="CN" style:font-style-asian="normal" style:font-weight-asian="normal" style:font-name-complex="JetBrains Mono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normal" style:font-name-complex="Noto Sans CJK S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normal" style:font-name-complex="Noto Sans CJK S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normal" style:font-name-complex="Noto Sans CJK S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none" style:country-asian="none" style:font-style-asian="normal" style:font-weight-asian="normal" style:font-name-complex="Noto Sans CJK SC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none" style:country-asian="none" style:font-style-asian="normal" style:font-weight-asian="normal" style:font-name-complex="Noto Sans CJK SC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color="#000000" style:text-outline="false" style:text-line-through-style="none" style:text-line-through-type="none" style:font-name="JetBrains Mono1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JetBrains Mono1" style:font-size-asian="10.5pt" style:language-asian="zh" style:country-asian="CN" style:font-style-asian="normal" style:font-weight-asian="normal" style:font-name-complex="JetBrains Mono1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color="#000000" style:text-outline="false" style:text-line-through-style="none" style:text-line-through-type="none" style:font-name="JetBrains Mono1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JetBrains Mono1" style:font-size-asian="10.5pt" style:language-asian="zh" style:country-asian="CN" style:font-style-asian="normal" style:font-weight-asian="normal" style:font-name-complex="JetBrains Mono1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9" style:family="text">
      <style:text-properties style:font-name="Liberation Sans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CJK SC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0" style:family="text">
      <style:text-properties fo:color="#660099" style:font-size-asian="7.5pt" style:font-size-complex="7.5pt"/>
    </style:style>
    <style:style style:name="T51" style:family="text">
      <style:text-properties style:font-size-asian="7.5pt" style:font-size-complex="7.5pt" fo:color="#080808"/>
    </style:style>
    <style:style style:name="T52" style:family="text">
      <style:text-properties style:font-size-asian="7.5pt" style:font-size-complex="7.5pt" fo:color="#067d17"/>
    </style:style>
    <style:style style:name="T53" style:family="text">
      <style:text-properties fo:color="#ef413d" style:font-name="JetBrains Mono;monospace" fo:font-size="12pt" fo:font-weight="normal" fo:font-style="normal" style:font-size-asian="12pt" style:font-size-complex="12pt" style:font-weight-asian="normal" style:font-weight-complex="normal" style:font-style-asian="normal" style:font-style-complex="normal"/>
    </style:style>
    <style:style style:name="T54" style:family="text">
      <style:text-properties fo:color="#660099" fo:font-weight="normal" fo:font-style="normal" style:font-name-asian="JetBrains Mono;monospace" style:font-name-complex="JetBrains Mono;monospace" style:font-size-asian="16.5pt" style:font-size-complex="16.5pt" style:font-weight-asian="normal" style:font-weight-complex="normal" style:font-style-asian="normal" style:font-style-complex="normal"/>
    </style:style>
    <style:style style:name="T55" style:family="text">
      <style:text-properties fo:font-weight="normal" fo:font-style="normal" style:font-name-asian="JetBrains Mono;monospace" style:font-name-complex="JetBrains Mono;monospace" style:font-size-asian="16.5pt" style:font-size-complex="16.5pt" style:font-weight-asian="normal" style:font-weight-complex="normal" style:font-style-asian="normal" style:font-style-complex="normal" fo:color="#080808"/>
    </style:style>
    <style:style style:name="T56" style:family="text">
      <style:text-properties fo:font-weight="normal" fo:font-style="normal" style:font-name-asian="JetBrains Mono;monospace" style:font-name-complex="JetBrains Mono;monospace" style:font-size-asian="16.5pt" style:font-size-complex="16.5pt" style:font-weight-asian="normal" style:font-weight-complex="normal" style:font-style-asian="normal" style:font-style-complex="normal" fo:color="#067d17"/>
    </style:style>
    <style:style style:name="T57" style:family="text">
      <style:text-properties fo:color="#ef413d" style:font-name="JetBrains Mono;monospace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8" style:family="text">
      <style:text-properties fo:color="#ef413d" style:font-name="JetBrains Mono;monospace" fo:font-weight="normal" fo:font-style="normal" style:font-weight-asian="normal" style:font-weight-complex="normal" style:font-style-asian="normal" style:font-style-complex="normal" style:font-name-asian="JetBrains Mono;monospace" style:font-name-complex="JetBrains Mono;monospace" style:font-size-asian="16.5pt" style:font-size-complex="16.5pt"/>
    </style:style>
    <style:style style:name="T59" style:family="text">
      <style:text-properties fo:color="#ef413d" style:font-name="JetBrains Mono;monospace" fo:font-size="12pt" fo:font-weight="normal" fo:font-style="normal" style:font-name-asian="JetBrains Mono;monospace" style:font-name-complex="JetBrains Mono;monospace" style:font-size-asian="12pt" style:font-size-complex="12pt" style:font-weight-asian="normal" style:font-weight-complex="normal" style:font-style-asian="normal" style:font-style-complex="normal"/>
    </style:style>
    <style:style style:name="T60" style:family="text">
      <style:text-properties fo:color="#660099" style:font-name="JetBrains Mono;monospace" fo:font-weight="normal" fo:font-style="normal" style:font-name-asian="JetBrains Mono;monospace" style:font-name-complex="JetBrains Mono;monospace" style:font-size-asian="16.5pt" style:font-size-complex="16.5pt" style:font-weight-asian="normal" style:font-weight-complex="normal" style:font-style-asian="normal" style:font-style-complex="normal"/>
    </style:style>
    <style:style style:name="T61" style:family="text">
      <style:text-properties style:font-name="JetBrains Mono;monospace" fo:font-weight="normal" fo:font-style="normal" style:font-name-asian="JetBrains Mono;monospace" style:font-name-complex="JetBrains Mono;monospace" style:font-size-asian="16.5pt" style:font-size-complex="16.5pt" style:font-weight-asian="normal" style:font-weight-complex="normal" style:font-style-asian="normal" style:font-style-complex="normal" fo:color="#080808"/>
    </style:style>
    <style:style style:name="T62" style:family="text">
      <style:text-properties style:font-name="JetBrains Mono;monospace" fo:font-weight="normal" fo:font-style="normal" style:font-name-asian="JetBrains Mono;monospace" style:font-name-complex="JetBrains Mono;monospace" style:font-size-asian="16.5pt" style:font-size-complex="16.5pt" style:font-weight-asian="normal" style:font-weight-complex="normal" style:font-style-asian="normal" style:font-style-complex="normal" fo:color="#067d17"/>
    </style:style>
    <style:style style:name="T63" style:family="text">
      <style:text-properties fo:color="#ef413d" style:font-name="JetBrains Mono;monospace" fo:font-size="10.5pt" fo:font-weight="normal" fo:font-style="normal" style:font-name-asian="JetBrains Mono;monospace" style:font-name-complex="JetBrains Mono;monospace" style:font-size-asian="10.5pt" style:font-size-complex="10.5pt" style:font-weight-asian="normal" style:font-weight-complex="normal" style:font-style-asian="normal" style:font-style-complex="normal"/>
    </style:style>
    <style:style style:name="T64" style:family="text">
      <style:text-properties style:language-asian="zh" style:country-asian="CN" style:text-overline-style="none" style:text-overline-color="font-color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fo:color="#ef413d" style:language-complex="hi" style:country-complex="IN" style:font-size-asian="12pt" style:font-size-complex="12pt" style:font-weight-asian="normal" style:font-weight-complex="normal" style:font-style-asian="normal" style:font-style-complex="normal" style:text-emphasize="none" style:font-relief="none" style:font-name="JetBrains Mono;monospace"/>
    </style:style>
    <style:style style:name="T65" style:family="text">
      <style:text-properties style:language-asian="zh" style:country-asian="CN" style:text-overline-style="none" style:text-overline-color="font-color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fo:color="#ef413d" style:language-complex="hi" style:country-complex="IN" style:font-weight-asian="normal" style:font-weight-complex="normal" style:font-style-asian="normal" style:font-style-complex="normal" style:text-emphasize="none" style:font-relief="none" style:font-name="JetBrains Mono;monospace" style:font-name-asian="JetBrains Mono;monospace" style:font-name-complex="JetBrains Mono;monospace" style:font-size-asian="16.5pt" style:font-size-complex="16.5pt"/>
    </style:style>
    <style:style style:name="T66" style:family="text">
      <style:text-properties fo:color="#ef413d" style:font-name="JetBrains Mono;monospace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JetBrains Mono;monospace" style:font-name-complex="JetBrains Mono;monospace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7" style:family="text">
      <style:text-properties fo:color="#ed1c24"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CJK SC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8" style:family="text">
      <style:text-properties style:font-name-asian="JetBrains Mono;monospace" style:font-name="JetBrains Mono;monospace" style:font-relief="none" style:text-emphasize="none" style:font-style-complex="normal" style:font-style-asian="normal" style:font-weight-complex="normal" style:font-weight-asian="normal" style:font-size-complex="16.5pt" style:font-size-asian="16.5pt" style:font-name-complex="JetBrains Mono;monospace" style:language-complex="hi" style:country-complex="IN" fo:color="#ed1c24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style:text-overline-style="none" style:text-overline-color="font-color"/>
    </style:style>
    <style:style style:name="T69" style:family="text">
      <style:text-properties style:font-name-asian="JetBrains Mono;monospace" style:font-name="JetBrains Mono;monospace" style:font-relief="none" style:text-emphasize="none" style:font-style-complex="normal" style:font-style-asian="normal" style:font-weight-complex="normal" style:font-weight-asian="normal" style:font-name-complex="JetBrains Mono;monospace" style:language-complex="hi" style:country-complex="IN" fo:color="#ed1c24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style:text-overline-style="none" style:text-overline-color="font-color" fo:font-size="10.5pt" style:font-size-asian="10.5pt" style:font-size-complex="10.5pt"/>
    </style:style>
    <style:style style:name="T70" style:family="text">
      <style:text-properties style:font-name="JetBrains Mono;monospace" style:language-complex="hi" style:country-complex="IN" fo:font-size="10.5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text-overline-style="none" style:text-overline-color="font-color" style:font-name-asian="JetBrains Mono;monospace" fo:color="#ed1c24" style:font-name-complex="JetBrains Mono;monospace" style:font-size-asian="10.5pt" style:font-size-complex="10.5pt" style:font-weight-asian="normal" style:font-weight-complex="normal" style:font-style-asian="normal" style:font-style-complex="normal" style:text-emphasize="none" style:font-relief="none" style:language-asian="zh" style:country-asian="CN"/>
    </style:style>
    <style:style style:name="T71" style:family="text">
      <style:text-properties style:language-complex="hi" style:country-complex="IN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text-overline-style="none" style:text-overline-color="font-color" fo:color="#ed1c24" style:font-weight-asian="normal" style:font-weight-complex="normal" style:font-style-asian="normal" style:font-style-complex="normal" style:text-emphasize="none" style:font-relief="none" style:language-asian="zh" style:country-asian="CN" style:font-name="Liberation Sans" fo:font-size="12pt" style:font-name-asian="Noto Sans CJK SC" style:font-name-complex="Noto Sans CJK SC" style:font-size-asian="12pt" style:font-size-complex="12pt"/>
    </style:style>
    <style:style style:name="T72" style:family="text">
      <style:text-properties style:text-overline-style="none" style:text-overline-color="font-color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font-name-asian="Noto Sans CJK SC" style:language-complex="hi" style:country-complex="IN" style:font-name-complex="Noto Sans CJK SC" style:font-size-asian="12pt" style:font-size-complex="12pt" style:font-weight-asian="normal" style:font-weight-complex="normal" style:font-style-asian="normal" style:font-style-complex="normal" style:text-emphasize="none" style:font-relief="none" style:font-name="Liberation Sans"/>
    </style:style>
    <style:style style:name="T73" style:family="text">
      <style:text-properties style:text-overline-style="none" style:text-overline-color="font-color" fo:font-size="12pt" fo:font-weight="normal" style:text-underline-style="none" style:text-underline-color="font-color" style:text-line-through-type="none" fo:font-style="normal" style:text-outline="false" fo:text-shadow="none" style:text-line-through-mode="continuous" style:font-name-complex="Noto Sans CJK SC" style:font-size-asian="12pt" style:font-size-complex="12pt" style:font-weight-asian="normal" style:font-weight-complex="normal" style:font-style-asian="normal" style:font-style-complex="normal" style:text-emphasize="none" style:font-relief="none" fo:language="none" fo:country="none" style:language-asian="none" style:country-asian="none" style:language-complex="none" style:country-complex="none" style:font-name-asian="DejaVu Sans"/>
    </style:style>
    <style:style style:name="T74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DejaVu Sans" style:font-name-complex="Noto Sans CJK SC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5" style:family="text">
      <style:text-properties fo:color="#111111" style:font-name="JetBrains Mono;monospace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JetBrains Mono;monospace" style:font-name-complex="JetBrains Mono;monospace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6" style:family="text">
      <style:text-properties style:font-name="JetBrains Mono;monospace" style:text-overline-style="none" style:text-overline-color="font-color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JetBrains Mono;monospace" style:font-name-complex="JetBrains Mono;monospace" style:font-size-asian="12pt" style:font-size-complex="12pt" style:font-weight-asian="normal" style:font-weight-complex="normal" style:font-style-asian="normal" style:font-style-complex="normal" style:text-emphasize="none" style:font-relief="none" fo:color="#111111"/>
    </style:style>
    <style:style style:name="T77" style:family="text">
      <style:text-properties style:text-overline-style="none" style:text-overline-color="font-color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2pt" style:font-size-complex="12pt" style:font-weight-asian="normal" style:font-weight-complex="normal" style:font-style-asian="normal" style:font-style-complex="normal" style:text-emphasize="none" style:font-relief="none" fo:color="#111111" style:font-name="Liberation Sans" style:font-name-asian="Noto Sans CJK SC" style:font-name-complex="Noto Sans CJK SC"/>
    </style:style>
    <style:style style:name="T78" style:family="text">
      <style:text-properties fo:color="#000000" style:font-name="Liberation Sans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CJK SC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9" style:family="text">
      <style:text-properties style:font-name="Liberation Sans" style:language-complex="hi" style:country-complex="IN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text-overline-style="none" style:text-overline-color="font-color" style:font-name-asian="Noto Sans CJK SC" fo:color="#000000" style:font-name-complex="Noto Sans CJK SC" style:font-size-asian="12pt" style:font-size-complex="12pt" style:font-weight-asian="normal" style:font-weight-complex="normal" style:font-style-asian="normal" style:font-style-complex="normal" style:text-emphasize="none" style:font-relief="none" style:language-asian="zh" style:country-asian="CN"/>
    </style:style>
    <style:style style:name="T80" style:family="text">
      <style:text-properties style:language-complex="hi" style:country-complex="IN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text-overline-style="none" style:text-overline-color="font-color" fo:color="#000000" style:font-weight-asian="normal" style:font-weight-complex="normal" style:font-style-asian="normal" style:font-style-complex="normal" style:text-emphasize="none" style:font-relief="none" style:language-asian="zh" style:country-asian="CN" style:font-name="JetBrains Mono;monospace" fo:font-size="10.5pt" style:font-name-asian="JetBrains Mono;monospace" style:font-name-complex="JetBrains Mono;monospace" style:font-size-asian="10.5pt" style:font-size-complex="10.5pt"/>
    </style:style>
    <style:style style:name="T81" style:family="text">
      <style:text-properties fo:color="#000000" style:font-name="JetBrains Mono;monospace" fo:font-size="10.5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JetBrains Mono;monospace" style:font-name-complex="JetBrains Mono;monospace" style:font-size-asian="10.5pt" style:font-size-complex="10.5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2" style:family="text">
      <style:text-properties style:font-name="JetBrains Mono;monospace" style:language-complex="hi" style:country-complex="IN" fo:font-size="10.5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text-overline-style="none" style:text-overline-color="font-color" style:font-name-asian="JetBrains Mono;monospace" fo:color="#000000" style:font-name-complex="JetBrains Mono;monospace" style:font-size-asian="10.5pt" style:font-size-complex="10.5pt" style:font-weight-asian="normal" style:font-weight-complex="normal" style:font-style-asian="normal" style:font-style-complex="normal" style:text-emphasize="none" style:font-relief="none" style:language-asian="zh" style:country-asian="CN"/>
    </style:style>
    <style:style style:name="T83" style:family="text">
      <style:text-properties style:language-complex="hi" style:country-complex="IN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text-overline-style="none" style:text-overline-color="font-color" fo:color="#000000" style:font-weight-asian="normal" style:font-weight-complex="normal" style:font-style-asian="normal" style:font-style-complex="normal" style:text-emphasize="none" style:font-relief="none" style:language-asian="zh" style:country-asian="CN" style:font-name="Liberation Sans" fo:font-size="12pt" style:font-name-asian="Noto Sans CJK SC" style:font-name-complex="Noto Sans CJK SC" style:font-size-asian="12pt" style:font-size-complex="12pt"/>
    </style:style>
    <style:style style:name="T84" style:family="text">
      <style:text-properties fo:font-size="12pt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2pt" style:font-size-asian="12pt" style:language-asian="zh" style:country-asian="CN" style:language-complex="hi" style:country-complex="IN" style:font-name-complex="Noto Sans CJK SC" style:font-name="Liberation Sans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style:font-name-asian="Noto Sans CJK SC"/>
    </style:style>
    <style:style style:name="T85" style:family="text">
      <style:text-properties style:text-overline-style="none" style:text-overline-color="font-color" style:font-relief="none" style:text-emphasize="none" style:font-style-complex="normal" style:font-style-asian="normal" style:font-weight-complex="normal" style:font-weight-asian="normal" style:language-asian="zh" style:country-asian="CN" style:language-complex="hi" style:country-complex="I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color="#000000" style:font-name="JetBrains Mono;monospace" fo:font-size="10.5pt" style:font-name-asian="JetBrains Mono;monospace" style:font-name-complex="JetBrains Mono;monospace" style:font-size-asian="10.5pt" style:font-size-complex="10.5pt"/>
    </style:style>
  </office:automatic-styles>
  <office:body>
    <office:spreadsheet>
      <table:calculation-settings table:automatic-find-labels="false" table:use-regular-expressions="false" table:use-wildcards="true"/>
      <table:table table:name="工作表1" table:style-name="ta1">
        <table:table-column table:style-name="co1" table:default-cell-style-name="ce20"/>
        <table:table-column table:style-name="co2" table:default-cell-style-name="ce20"/>
        <table:table-column table:style-name="co3" table:default-cell-style-name="ce20"/>
        <table:table-column table:style-name="co4" table:default-cell-style-name="ce20"/>
        <table:table-column table:style-name="co5" table:default-cell-style-name="ce20"/>
        <table:table-column table:style-name="co6" table:default-cell-style-name="ce20"/>
        <table:table-column table:style-name="co7" table:number-columns-repeated="1018" table:default-cell-style-name="ce20"/>
        <table:table-row table:style-name="ro1">
          <table:table-cell table:style-name="ce19" office:value-type="string" calcext:value-type="string" table:number-columns-spanned="6" table:number-rows-spanned="1">
            <text:p>mmyolo</text:p>
          </table:table-cell>
          <table:covered-table-cell table:number-columns-repeated="5"/>
          <table:table-cell table:number-columns-repeated="1018"/>
        </table:table-row>
        <table:table-row table:style-name="ro2">
          <table:table-cell table:style-name="ce19" office:value-type="string" calcext:value-type="string" table:number-columns-spanned="2" table:number-rows-spanned="1">
            <text:p>config配置文件</text:p>
          </table:table-cell>
          <table:covered-table-cell/>
          <table:table-cell table:style-name="ce19" office:value-type="string" calcext:value-type="string">
            <text:p>model</text:p>
          </table:table-cell>
          <table:table-cell office:value-type="string" calcext:value-type="string">
            <text:p>model对应detectors文件</text:p>
          </table:table-cell>
          <table:table-cell office:value-type="string" calcext:value-type="string">
            <text:p>融合实现文件</text:p>
          </table:table-cell>
          <table:table-cell office:value-type="string" calcext:value-type="string">
            <text:p>说明</text:p>
          </table:table-cell>
          <table:table-cell table:number-columns-repeated="1018"/>
        </table:table-row>
        <table:table-row table:style-name="ro3">
          <table:table-cell table:style-name="ce19" office:value-type="string" calcext:value-type="string">
            <text:p>ATAV4/</text:p>
            <text:p>Yolov8_incep_fus</text:p>
          </table:table-cell>
          <table:table-cell table:style-name="ce19" office:value-type="string" calcext:value-type="string">
            <text:p>yolov8_s_incep_fus.py</text:p>
          </table:table-cell>
          <table:table-cell table:style-name="ce21" office:value-type="string" calcext:value-type="string">
            <text:p><text:span text:style-name="T50">type</text:span><text:span text:style-name="T51">=</text:span><text:span text:style-name="T52">'Feature_Fus_Detector'</text:span></text:p>
            <text:p><text:span text:style-name="T53">骨干网络：YOLOv8CSPDarknet</text:span></text:p>
          </table:table-cell>
          <table:table-cell table:style-name="ce19" office:value-type="string" calcext:value-type="string">
            <text:p><text:span text:style-name="T49">1）检测文件：</text:span>feature_fusion_detector.py</text:p>
          </table:table-cell>
          <table:table-cell table:style-name="ce19" office:value-type="string" calcext:value-type="string">
            <text:p>mmyolo/models/</text:p>
            <text:p>Detectors/inception_fusion.py</text:p>
          </table:table-cell>
          <table:table-cell office:value-type="string" calcext:value-type="string">
            <text:p>只支持concat融合方式，1x1,3x3,5x5,拼接后再使用通道注意力机制</text:p>
            <text:p><text:span text:style-name="T49">+softmax的求各层特征权重，在对1x1,3x3,5x5求特征加权</text:span>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yolov8_s_dcn.py</text:p>
          </table:table-cell>
          <table:table-cell table:style-name="ce22" office:value-type="string" calcext:value-type="string">
            <text:p><text:span text:style-name="T54">type</text:span><text:span text:style-name="T55">=</text:span><text:span text:style-name="T56">'DCN_Fus_Detector'</text:span></text:p>
            <text:p><text:span text:style-name="T57">骨干网络：YOLOv8CSPDarknet</text:span></text:p>
          </table:table-cell>
          <table:table-cell office:value-type="string" calcext:value-type="string">
            <text:p><text:span text:style-name="T49">（1）检测文件：</text:span>DCN_fusion_detector.py</text:p>
            <text:p><text:span text:style-name="T49">（2）红外特征对齐：align_method.py</text:span></text:p>
          </table:table-cell>
          <table:table-cell office:value-type="string" calcext:value-type="string">
            <text:p/>
            <text:p><text:span text:style-name="T49">DCN_fusion_detector.py（</text:span>add和concat融合）</text:p>
          </table:table-cell>
          <table:table-cell office:value-type="string" calcext:value-type="string">
            <text:p>先红外特征对齐（对齐不在骨干网络中），再进行add/concat融合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yolov8_s_dcn2.py</text:p>
            <text:p><text:span text:style-name="T49">骨干网络后的特征融合</text:span></text:p>
          </table:table-cell>
          <table:table-cell table:style-name="ce23" office:value-type="string" calcext:value-type="string">
            <text:p><text:span text:style-name="T54">type</text:span><text:span text:style-name="T55">=</text:span><text:span text:style-name="T56">'DCN_Fus_Detector2'</text:span></text:p>
            <text:p><text:span text:style-name="T57">骨干网络：</text:span><text:span text:style-name="T58">YOLOv8_backbone_dcn</text:span></text:p>
            <text:p><text:span text:style-name="T59">（骨干网络中带特征对齐）</text:span></text:p>
          </table:table-cell>
          <table:table-cell office:value-type="string" calcext:value-type="string">
            <text:p><text:span text:style-name="T49">1）检测文件：</text:span>DCN_fusion_detector2.py</text:p>
          </table:table-cell>
          <table:table-cell office:value-type="string" calcext:value-type="string">
            <text:p>DCN_fusion_detector2.py（add和concat融合）</text:p>
          </table:table-cell>
          <table:table-cell table:style-name="ce27" office:value-type="string" calcext:value-type="string">
            <text:p><text:span text:style-name="T75">双路骨干网络提取特征过程中，进行特征对齐。</text:span></text:p>
            <text:p><text:span text:style-name="T76">出骨干网络后进行进行</text:span><text:span text:style-name="T77">add/concat融合</text:span></text:p>
          </table:table-cell>
          <table:table-cell table:number-columns-repeated="1018"/>
        </table:table-row>
        <table:table-row table:style-name="ro6">
          <table:table-cell/>
          <table:table-cell office:value-type="string" calcext:value-type="string">
            <text:p>yolov8_s_dcn2_cross_attention.py</text:p>
            <text:p>骨干网络后的特征融合</text:p>
          </table:table-cell>
          <table:table-cell table:style-name="ce24" office:value-type="string" calcext:value-type="string">
            <text:p><text:span text:style-name="T60">type</text:span><text:span text:style-name="T61">=</text:span><text:span text:style-name="T62">'DCN_Fus_Detector2_cross_attention'</text:span></text:p>
            <text:p><text:span text:style-name="T63">骨干网络：</text:span></text:p>
            <text:p><text:span text:style-name="T63">YOLOv8_dcn_channel_att</text:span></text:p>
            <text:p><text:span text:style-name="T63">（1、此骨干网络中有特征对齐功能—可选；</text:span></text:p>
            <text:p><text:span text:style-name="T63">2、有英文文献的特征交互模块）</text:span></text:p>
          </table:table-cell>
          <table:table-cell office:value-type="string" calcext:value-type="string">
            <text:p>（1）检测文件：</text:p>
            <text:p>DCN_fusion_detector2_cross_attention.py</text:p>
            <text:p>（2）跨模态特征交互模块</text:p>
            <text:p>rgb_t_channel_cross_att.py</text:p>
          </table:table-cell>
          <table:table-cell table:style-name="ce26" office:value-type="string" calcext:value-type="string">
            <text:p><text:span text:style-name="T67">(1)rgb_t_channel_cross_att.py的</text:span></text:p>
            <text:p><text:span text:style-name="T68">class yolov8_dcn_channel_abs_com_dc</text:span><text:span text:style-name="T69">（）</text:span></text:p>
            <text:p><text:span text:style-name="T70">为</text:span><text:span text:style-name="T71">跨模态特征交互模块实现</text:span></text:p>
            <text:p>(2)neck前进行add/concat融合</text:p>
          </table:table-cell>
          <table:table-cell office:value-type="string" calcext:value-type="string">
            <text:p><text:span text:style-name="T78">对应上英文文章</text:span></text:p>
            <text:p><text:span text:style-name="T79">重写了骨干网络，新的骨干为</text:span><text:span text:style-name="T80">YOLOv8_dcn_channel_att，具有</text:span></text:p>
            <text:p><text:span text:style-name="T81">（1）特征对齐功能----可选</text:span></text:p>
            <text:p><text:span text:style-name="T82">（2）</text:span><text:span text:style-name="T83">跨模态特征交互模块</text:span></text:p>
            <text:p/>
          </table:table-cell>
          <table:table-cell table:number-columns-repeated="1018"/>
        </table:table-row>
        <table:table-row table:style-name="ro7">
          <table:table-cell/>
          <table:table-cell office:value-type="string" calcext:value-type="string">
            <text:p>yolov8_s_dcn2_experiments.py</text:p>
          </table:table-cell>
          <table:table-cell table:style-name="ce25" office:value-type="string" calcext:value-type="string">
            <text:p><text:span text:style-name="T54">type</text:span><text:span text:style-name="T55">=</text:span><text:span text:style-name="T56">'DCN_Fus_Detector2_mask'</text:span></text:p>
            <text:p><text:span text:style-name="T64">骨干网络：</text:span><text:span text:style-name="T65">YOLOv8_backbone_dcn</text:span></text:p>
            <text:p><text:span text:style-name="T66">（骨干网络中带特征对齐）</text:span></text:p>
          </table:table-cell>
          <table:table-cell office:value-type="string" calcext:value-type="string">
            <text:p><text:span text:style-name="T49">（1）检测文件：</text:span></text:p>
            <text:p>DCN_fusion_detector2_mask.py</text:p>
            <text:p><text:span text:style-name="T49">两种特征各自的权重矩阵对特征进行加权后，</text:span></text:p>
            <text:p><text:span text:style-name="T49">进行add/concat融合</text:span></text:p>
          </table:table-cell>
          <table:table-cell office:value-type="string" calcext:value-type="string">
            <text:p><text:span text:style-name="T72">（1）</text:span><text:span text:style-name="T73">mmyolo/models/</text:span></text:p>
            <text:p><text:span text:style-name="T74">dense_heads/</text:span>yolov8_two_mask_head.py</text:p>
            <text:p>求取两种特征各自的权重矩阵</text:p>
          </table:table-cell>
          <table:table-cell office:value-type="string" calcext:value-type="string">
            <text:p><text:span text:style-name="T49">对应中文EI</text:span></text:p>
            <text:p><text:span text:style-name="T84">（1）</text:span><text:span text:style-name="T85">特征对齐功能</text:span></text:p>
            <text:p><text:span text:style-name="T81">（2）区域图像质量引导融合功能</text:span></text:p>
          </table:table-cell>
          <table:table-cell table:number-columns-repeated="1018"/>
        </table:table-row>
        <table:table-row table:style-name="ro8" table:number-rows-repeated="1048568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JetBrains Mono1" svg:font-family="'JetBrains Mono', monospace"/>
    <style:font-face style:name="JetBrains Mono" svg:font-family="'JetBrains Mono'" style:font-family-generic="modern"/>
    <style:font-face style:name="Liberation Mono" svg:font-family="'Liberation Mono', 'Courier New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Noto Sans CJK SC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29">0000/00/00</text:date>, <text:time style:data-style-name="N2" text:time-value="08:17:16.231759694">00:00:00</text:time></text:p>
        </style:region-right>
      </style:header>
      <style:header-left style:display="false"/>
      <style:footer>
        <text:p>页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2-28T17:14:01.876779140</meta:creation-date>
    <meta:generator>LibreOffice/6.0.7.3$Linux_X86_64 LibreOffice_project/00m0$Build-3</meta:generator>
    <dc:date>2024-02-28T21:48:59.295746044</dc:date>
    <meta:editing-duration>PT29M12S</meta:editing-duration>
    <meta:editing-cycles>4</meta:editing-cycles>
    <meta:document-statistic meta:table-count="1" meta:cell-count="32" meta:object-count="0"/>
  </office:meta>
</office:document-meta>
</file>